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ureAction.openURLConnection( URL 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ecureAction.renameFile( File oldFile , File new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ctions.set( int action , Object arg1 , Object arg2 , Object arg3 , Object arg4 , Object arg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tions.u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cureAction.forNam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ctions.run( )</text:p>
          </table:table-cell>
          <table:table-cell office:value-type="float" office:value="33">
            <text:p text:style-name="Table_20_Contents">33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25">
            <text:p text:style-name="Table_20_Contents">125</text:p>
          </table:table-cell>
        </table:table-row>
        <table:table-row>
          <table:table-cell office:value-type="string">
            <text:p text:style-name="Table_20_Contents">SecureAction.createContentClassLoader( ContentLoaderImpl impl , ProtectionDomain protectionDoma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ecureAction.getSystemProperty( String name , String de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ctions.set( int action ,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cureAction.startActivator( BundleActivator activator , Bundle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ecureAction.mkdirs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cureAction.fileExists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cureAction.getAbsolutePath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ecureAction.createURL( URL context , String spec , URLStreamHandler 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ctions.set( int action , Object arg1 , Object arg2 , Object arg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cureAction.openJAR( File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ecureAction.addURLToURLClassLoader( URL extension , ClassLoader lo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ecureAction.getPolic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ctions.set( int action , Object arg1 , Object arg2 , Object arg3 , Object arg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cureAction.listDirectory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ecureAction.stopActivator( BundleActivator activator , Bundle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ecureAction.getURLConnectionInputStream( URLConnection con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ecureAction.isFileDirectory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ctions.set( int action , Object arg1 , Objec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cureAction.createTempFile( String prefix , String suffix , File di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ecureAction.getFileOutputStream( File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ecureAction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eAction.exit( int c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cureAction.getFileInputStream( File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ecureAction.getJarURLConnectionJAR( JarURLConnection conne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ecureAction.deleteFile( File 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cureAction.Secure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eAction.createURL( String protocol , String host , int port , String path , URLStreamHandler 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ecureAction.createContentClassLoader( ContentLoaderImpl imp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eAction.mkdir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cureAction.openJAR( File file , boolean verif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